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automatic-styles>
    <style:style style:name="P1" style:family="paragraph" style:parent-style-name="Normal">
      <style:text-properties officeooo:rsid="0007d113" officeooo:paragraph-rsid="0007d113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text-properties fo:font-weight="normal" officeooo:rsid="0007d113" officeooo:paragraph-rsid="0007d113" style:font-weight-asian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font-weight="normal" officeooo:rsid="0007d113" officeooo:paragraph-rsid="0007d113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ok at tve, preverb ‘oxo’ and perhaps amend, same for oǩo</text:p>
      <text:p text:style-name="Normal"/>
      <text:p text:style-name="Normal"/>
      <text:p text:style-name="Normal">Dataloader: gyo_verbs, no_verbs 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P1">verbs that are only available in the applicative (i.e. gexvamu) should be added to <text:span text:style-name="T1">app.py</text:span><text:span text:style-name="T2">; search for:</text:span></text:p>
      <text:p text:style-name="P3"><text:tab/># Special check for "gexvamu" or "cexvamu"; add any verb that requires an applicative/causative to this block</text:p>
      <text:p text:style-name="P3"/>
      <text:p text:style-name="P3"/>
      <text:p text:style-name="P3"/>
      <text:p text:style-name="P5"><text:bookmark text:name="docs-internal-guid-f4c2a018-7fff-afec-819a-2f3589160e35"/><text:span text:style-name="T3">Run these in a separate window, then npm run build/dev:<text:line-break/>(venv) C:\Users\Adam\Lazverbcon\laz_verb_conjugator\backend&gt;set DATABASE_URL=sqlite:///lazverb_dev.db</text:span></text:p>
      <text:p text:style-name="Text_20_body"/>
      <text:p text:style-name="P6">(venv) C:\Users\Adam\Lazverbcon\laz_verb_conjugator\backend&gt;set PYTHONPATH=.</text:p>
      <text:p text:style-name="Text_20_body"/>
      <text:p text:style-name="P6">(venv) C:\Users\Adam\Lazverbcon\laz_verb_conjugator\backend&gt;set FLASK_APP=app</text:p>
      <text:p text:style-name="Text_20_body"/>
      <text:p text:style-name="P6">(venv) C:\Users\Adam\Lazverbcon\laz_verb_conjugator\backend&gt;flask run</text:p>
      <text:p text:style-name="Text_20_body"/>
      <text:p text:style-name="P6">Adding new verbs:</text:p>
      <text:p text:style-name="Text_20_body"/>
      <text:p text:style-name="P6">set PYTHONPATH=C:\users\adamb\lazverbcon\laz_verb_conjugator </text:p>
      <text:p text:style-name="P6">echo %PYTHONPATH%</text:p>
      <text:p text:style-name="Text_20_body"/>
      <text:p text:style-name="P7"><text:span text:style-name="T4">Then run Scripts\py </text:span><text:a xlink:type="simple" xlink:href="http://csv-to-js.py/" text:style-name="Internet_20_link" text:visited-style-name="Visited_20_Internet_20_Link"><text:span text:style-name="T5">csv-to-js.py</text:span></text:a></text:p>
      <text:p text:style-name="P4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initial-creator>Adam Dale</meta:initial-creator>
    <meta:creation-date>2024-12-18T22:06:00Z</meta:creation-date>
    <dc:date>2026-01-02T08:55:21.357000000</dc:date>
    <meta:editing-cycles>7</meta:editing-cycles>
    <meta:editing-duration>PT21M43S</meta:editing-duration>
    <meta:document-statistic meta:table-count="0" meta:image-count="0" meta:object-count="0" meta:page-count="2" meta:paragraph-count="14" meta:word-count="101" meta:character-count="919" meta:non-whitespace-character-count="827"/>
    <meta:template xlink:type="simple" xlink:actuate="onRequest" xlink:title="" xlink:href="Normal.dotm"/>
  </office:meta>
</office:document-meta>
</file>